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tyle="italic"/>
    </style:style>
    <style:style style:name="P2" style:family="paragraph" style:parent-style-name="Preformatted_20_Text">
      <style:text-properties fo:font-style="normal"/>
    </style:style>
    <style:style style:name="P3" style:family="paragraph" style:parent-style-name="Preformatted_20_Text">
      <style:paragraph-properties fo:margin-top="0cm" fo:margin-bottom="0.499cm"/>
    </style:style>
    <style:style style:name="P4" style:family="paragraph" style:parent-style-name="Heading_20_2">
      <style:paragraph-properties fo:text-align="center" style:justify-single-word="false"/>
      <style:text-properties fo:font-size="32pt" style:text-underline-style="none" style:font-size-asian="32pt" style:font-size-complex="32pt"/>
    </style:style>
    <style:style style:name="P5" style:family="paragraph" style:parent-style-name="Heading_20_2">
      <style:text-properties fo:font-size="18pt" fo:font-style="normal" style:text-underline-style="none" style:font-size-asian="18pt" style:font-style-asian="normal" style:font-size-complex="18pt" style:font-style-complex="normal"/>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fo:font-size="24pt" style:text-underline-style="solid" style:text-underline-width="auto" style:text-underline-color="font-color" style:font-size-asian="24pt" style:font-size-complex="24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paragraph-properties fo:text-align="center" style:justify-single-word="false"/>
      <style:text-properties fo:font-size="24pt" style:text-underline-style="none" style:font-size-asian="24pt" style:font-size-complex="24pt"/>
    </style:style>
    <style:style style:name="P18" style:family="paragraph" style:parent-style-name="Text_20_body" style:list-style-name="L1">
      <style:paragraph-properties fo:margin-top="0cm" fo:margin-bottom="0cm"/>
    </style:style>
    <style:style style:name="P19" style:family="paragraph" style:parent-style-name="Text_20_body" style:list-style-name="L2">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4">
      <style:paragraph-properties fo:margin-top="0cm" fo:margin-bottom="0cm"/>
    </style:style>
    <style:style style:name="P22" style:family="paragraph" style:parent-style-name="Text_20_body" style:list-style-name="L5">
      <style:paragraph-properties fo:margin-top="0cm" fo:margin-bottom="0cm"/>
    </style:style>
    <style:style style:name="P23" style:family="paragraph" style:parent-style-name="Text_20_body" style:list-style-name="L6">
      <style:paragraph-properties fo:margin-top="0cm" fo:margin-bottom="0cm"/>
    </style:style>
    <style:style style:name="P24" style:family="paragraph" style:parent-style-name="Text_20_body" style:list-style-name="L7">
      <style:paragraph-properties fo:margin-top="0cm" fo:margin-bottom="0cm"/>
    </style:style>
    <style:style style:name="P25" style:family="paragraph" style:parent-style-name="Text_20_body" style:list-style-name="L8">
      <style:paragraph-properties fo:margin-top="0cm" fo:margin-bottom="0cm"/>
    </style:style>
    <style:style style:name="P26" style:family="paragraph" style:parent-style-name="Text_20_body" style:list-style-name="L9">
      <style:paragraph-properties fo:margin-top="0cm" fo:margin-bottom="0cm"/>
    </style:style>
    <style:style style:name="P27" style:family="paragraph" style:parent-style-name="Text_20_body">
      <style:paragraph-properties fo:margin-left="6.253cm" fo:margin-right="0cm" fo:text-align="start" style:justify-single-word="false" fo:text-indent="-0.635cm" style:auto-text-indent="false"/>
      <style:text-properties fo:font-size="16pt" style:font-size-asian="16pt" style:font-size-complex="16pt"/>
    </style:style>
    <style:style style:name="P28" style:family="paragraph" style:parent-style-name="Text_20_body" style:list-style-name="L10">
      <style:paragraph-properties fo:margin-left="6.253cm" fo:margin-right="0cm" fo:text-align="start" style:justify-single-word="false" fo:text-indent="-0.635cm" style:auto-text-indent="false"/>
      <style:text-properties fo:font-size="16pt" style:font-size-asian="16pt" style:font-size-complex="16pt"/>
    </style:style>
    <style:style style:name="P29" style:family="paragraph" style:parent-style-name="Text_20_body">
      <style:paragraph-properties fo:margin-left="3.752cm" fo:margin-right="0cm" fo:text-align="start" style:justify-single-word="false" fo:text-indent="0cm" style:auto-text-indent="false"/>
      <style:text-properties fo:font-size="24pt" style:text-underline-style="none" style:font-size-asian="24pt" style:font-size-complex="24pt"/>
    </style:style>
    <style:style style:name="T1" style:family="text">
      <style:text-properties fo:font-style="italic"/>
    </style:style>
    <style:style style:name="T2" style:family="text">
      <style:text-properties style:text-position="33% 80%"/>
    </style:style>
    <style:style style:name="T3" style:family="text">
      <style:text-properties fo:font-size="24pt" style:font-size-asian="24pt" style:font-size-complex="24pt"/>
    </style:style>
    <style:style style:name="T4" style:family="text">
      <style:text-properties fo:font-size="24pt" style:text-underline-style="solid" style:text-underline-width="auto" style:text-underline-color="font-color" style:font-size-asian="24pt" style:font-size-complex="24pt"/>
    </style:style>
    <style:style style:name="T5" style:family="text">
      <style:text-properties style:text-position="-33% 80%"/>
    </style:style>
    <style:style style:name="T6" style:family="text">
      <style:text-properties fo:font-size="10pt" style:text-underline-style="none" style:font-size-asian="10pt" style:font-style-asian="normal" style:font-size-complex="10pt" style:font-style-complex="normal"/>
    </style:style>
    <style:style style:name="T7" style:family="text">
      <style:text-properties style:font-name="Courier New"/>
    </style:style>
    <style:style style:name="T8" style:family="text">
      <style:text-properties style:font-name="Courier New" fo:font-size="16pt" style:font-size-asian="16pt" style:font-size-complex="16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Sorting Algorithms</text:h>
      <text:p text:style-name="P17"/>
      <text:p text:style-name="P17"/>
      <text:p text:style-name="P29">Including...</text:p>
      <text:p text:style-name="P29"/>
      <text:list xml:id="list32648905" text:style-name="L10">
        <text:list-item>
          <text:p text:style-name="P28">Insertion Sort</text:p>
        </text:list-item>
        <text:list-item>
          <text:p text:style-name="P28">Selection Sort</text:p>
        </text:list-item>
        <text:list-item>
          <text:p text:style-name="P28">Bubble Sort</text:p>
        </text:list-item>
        <text:list-item>
          <text:p text:style-name="P28">Shell Sort</text:p>
        </text:list-item>
        <text:list-item>
          <text:p text:style-name="P28">Merge Sort</text:p>
        </text:list-item>
        <text:list-item>
          <text:p text:style-name="P28">Heap Sort</text:p>
        </text:list-item>
        <text:list-item>
          <text:p text:style-name="P28">Quick Sort</text:p>
        </text:list-item>
        <text:list-item>
          <text:p text:style-name="P28">Quick3 sort</text:p>
        </text:list-item>
      </text:list>
      <text:p text:style-name="P27"/>
      <text:p text:style-name="P27"/>
      <text:p text:style-name="P27"/>
      <text:p text:style-name="P27"/>
      <text:p text:style-name="P27"/>
      <text:p text:style-name="P27"/>
      <text:p text:style-name="P27"/>
      <text:p text:style-name="P27"/>
      <text:p text:style-name="P17">Taken from: <text:span text:style-name="T8">http://www.sorting-algorithms.com</text:span></text:p>
      <text:h text:style-name="P7" text:outline-level="2">Insertion Sort</text:h>
      <text:h text:style-name="Heading_20_2" text:outline-level="2">Algorithm</text:h>
      <text:section text:style-name="Sect1" text:name="discussion">
        <text:p text:style-name="Preformatted_20_Text">for i = 2:n,</text:p>
        <text:p text:style-name="Preformatted_20_Text"><text:s text:c="4"/>for (k = i; k &gt; 1 and a[k] &lt; a[k-1]; k--) </text:p>
        <text:p text:style-name="Preformatted_20_Text"><text:s text:c="8"/>swap a[k,k-1]</text:p>
        <text:p text:style-name="Preformatted_20_Text"><text:s text:c="4"/>→ <text:span text:style-name="T1">invariant: a[1..i] is sorted</text:span></text:p>
        <text:p text:style-name="P3">end</text:p>
        <text:h text:style-name="Heading_20_2" text:outline-level="2">Properties</text:h>
        <text:list xml:id="list32430866" text:style-name="L2">
          <text:list-item>
            <text:p text:style-name="P19">Stable </text:p>
          </text:list-item>
          <text:list-item>
            <text:p text:style-name="P19">O(1) extra space </text:p>
          </text:list-item>
          <text:list-item>
            <text:p text:style-name="P19">O(n<text:span text:style-name="T2">2</text:span>) comparisons and swaps </text:p>
          </text:list-item>
          <text:list-item>
            <text:p text:style-name="P19">Adaptive: O(n) time when nearly sorted </text:p>
          </text:list-item>
          <text:list-item>
            <text:p text:style-name="P9">Very low overhead </text:p>
          </text:list-item>
        </text:list>
        <text:h text:style-name="Heading_20_2" text:outline-level="2">Discussion</text:h>
        <text:p text:style-name="Text_20_body">Although it is one of the elementary sorting algorithms with O(n<text:span text:style-name="T2">2</text:span>) worst-case time, insertion sort is the algorithm of choice either when the data is nearly sorted (because it is adaptive) or when the problem size is small (because it has low overhead). </text:p>
        <text:p text:style-name="Text_20_body">For these reasons, and because it is also stable, insertion sort is often used as the recursive base case (when the problem size is small) for higher overhead divide-and-conquer sorting algorithms, such as merge sort or quick sort. </text:p>
        <text:p text:style-name="Text_20_body"/>
        <text:h text:style-name="P6" text:outline-level="2"><text:span text:style-name="T4">Selection Sort</text:span></text:h>
      </text:section>
      <text:h text:style-name="Heading_20_2" text:outline-level="2"><text:bookmark text:name="discussion"/>Algorithm</text:h>
      <text:section text:style-name="Sect1" text:name="Section1">
        <text:p text:style-name="Preformatted_20_Text">for i = 1:n,</text:p>
        <text:p text:style-name="Preformatted_20_Text"><text:s text:c="4"/>k = i</text:p>
        <text:p text:style-name="Preformatted_20_Text"><text:s text:c="4"/>for j = i+1:n, if a[j] &lt; a[k], k = j</text:p>
        <text:p text:style-name="Preformatted_20_Text"><text:s text:c="4"/>→ <text:span text:style-name="T1">invariant: a[k] smallest of a[i..n]</text:span></text:p>
        <text:p text:style-name="Preformatted_20_Text"><text:s text:c="4"/>swap a[i,k]</text:p>
        <text:p text:style-name="Preformatted_20_Text"><text:s text:c="4"/>→ <text:span text:style-name="T1">invariant: a[1..i] in final position</text:span></text:p>
        <text:p text:style-name="P3">end</text:p>
        <text:h text:style-name="Heading_20_2" text:outline-level="2">Properties</text:h>
        <text:list xml:id="list32436039" text:style-name="L3">
          <text:list-item>
            <text:p text:style-name="P20">Not stable </text:p>
          </text:list-item>
          <text:list-item>
            <text:p text:style-name="P20">O(1) extra space </text:p>
          </text:list-item>
          <text:list-item>
            <text:p text:style-name="P20">Θ(n<text:span text:style-name="T2">2</text:span>) comparisons </text:p>
          </text:list-item>
          <text:list-item>
            <text:p text:style-name="P20">Θ(n) swaps </text:p>
          </text:list-item>
          <text:list-item>
            <text:p text:style-name="P10">Not adaptive </text:p>
          </text:list-item>
        </text:list>
        <text:h text:style-name="Heading_20_2" text:outline-level="2">Discussion</text:h>
        <text:p text:style-name="Text_20_body">From the comparions presented here, one might conclude that selection sort should never be used. It does not adapt to the data in any way (notice that the four animations above run in lock step), so its runtime is always quadratic. </text:p>
        <text:p text:style-name="Text_20_body">However, selection sort has the property of minimizing the number of swaps. In applications where the cost of swapping items is high, selection sort very well may be the algorithm of choice. </text:p>
      </text:section>
      <text:p text:style-name="Text_20_body"/>
      <text:h text:style-name="P6" text:outline-level="2"><text:span text:style-name="T4">Bubble Sort</text:span></text:h>
      <text:h text:style-name="Heading_20_2" text:outline-level="2"><text:bookmark text:name="discussion1"/>Algorithm</text:h>
      <text:section text:style-name="Sect1" text:name="Section2">
        <text:p text:style-name="Preformatted_20_Text">for i = 1:n,</text:p>
        <text:p text:style-name="Preformatted_20_Text"><text:s text:c="4"/>swapped = false</text:p>
        <text:p text:style-name="Preformatted_20_Text"><text:s text:c="4"/>for j = n:i+1, </text:p>
        <text:p text:style-name="Preformatted_20_Text"><text:s text:c="8"/>if a[j] &lt; a[j-1], </text:p>
        <text:p text:style-name="Preformatted_20_Text"><text:s text:c="12"/>swap a[j,j-1]</text:p>
        <text:p text:style-name="Preformatted_20_Text"><text:s text:c="12"/>swapped = true</text:p>
        <text:p text:style-name="Preformatted_20_Text"><text:s text:c="4"/>→ <text:span text:style-name="T1">invariant: a[1..i] in final position</text:span></text:p>
        <text:p text:style-name="Preformatted_20_Text"><text:s text:c="4"/>break if not swapped</text:p>
        <text:p text:style-name="P3">end</text:p>
        <text:h text:style-name="Heading_20_2" text:outline-level="2">Properties</text:h>
        <text:list xml:id="list32474817" text:style-name="L4">
          <text:list-item>
            <text:p text:style-name="P21">Stable </text:p>
          </text:list-item>
          <text:list-item>
            <text:p text:style-name="P21">O(1) extra space </text:p>
          </text:list-item>
          <text:list-item>
            <text:p text:style-name="P21">O(n<text:span text:style-name="T2">2</text:span>) comparisons and swaps </text:p>
          </text:list-item>
          <text:list-item>
            <text:p text:style-name="P11">Adaptive: O(n) when nearly sorted </text:p>
          </text:list-item>
        </text:list>
        <text:h text:style-name="Heading_20_2" text:outline-level="2">Discussion</text:h>
        <text:p text:style-name="Text_20_body">Bubble sort has many of the same properties as insertion sort, but has slightly higher overhead. In the case of nearly sorted data, bubble sort takes O(n) time, but requires at least 2 passes through the data (whereas insertion sort requires something more like 1 pass). </text:p>
      </text:section>
      <text:p text:style-name="Text_20_body"/>
      <text:h text:style-name="P6" text:outline-level="2"><text:span text:style-name="T4">Shell Sort</text:span></text:h>
      <text:h text:style-name="Heading_20_2" text:outline-level="2"><text:bookmark text:name="discussion2"/>Algorithm</text:h>
      <text:section text:style-name="Sect1" text:name="Section3">
        <text:p text:style-name="Preformatted_20_Text">h = 1</text:p>
        <text:p text:style-name="Preformatted_20_Text">while h &lt; n, h = 3*h + 1</text:p>
        <text:p text:style-name="Preformatted_20_Text">while h &gt; 0,</text:p>
        <text:p text:style-name="Preformatted_20_Text"><text:s text:c="4"/>h = h / 3</text:p>
        <text:p text:style-name="Preformatted_20_Text"><text:s text:c="4"/>for k = 1:h, insertion sort a[k:h:n]</text:p>
        <text:p text:style-name="Preformatted_20_Text"><text:s text:c="4"/>→ <text:span text:style-name="T1">invariant: each h-sub-array is sorted</text:span></text:p>
        <text:p text:style-name="P3">end</text:p>
        <text:h text:style-name="Heading_20_2" text:outline-level="2">Properties</text:h>
        <text:list xml:id="list32457505" text:style-name="L5">
          <text:list-item>
            <text:p text:style-name="P22">Not stable </text:p>
          </text:list-item>
          <text:list-item>
            <text:p text:style-name="P22">O(1) extra space </text:p>
          </text:list-item>
          <text:list-item>
            <text:p text:style-name="P22">O(n<text:span text:style-name="T2">3/2</text:span>) time as shown (see below) </text:p>
          </text:list-item>
          <text:list-item>
            <text:p text:style-name="P12">Adaptive: O(n·lg(n)) time when nearly sorted </text:p>
          </text:list-item>
        </text:list>
        <text:h text:style-name="Heading_20_2" text:outline-level="2">Discussion</text:h>
        <text:p text:style-name="Text_20_body">The worse-case time complexity of shell sort depends on the increment sequence. For the increments <text:span text:style-name="T1">1 4 13 40 121...</text:span>, which is what is used here, the time complexity is O(n<text:span text:style-name="T2">3/2</text:span>). For other increments, time complexity is known to be O(n<text:span text:style-name="T2">4/3</text:span>) and even O(n·lg<text:span text:style-name="T2">2</text:span>(n)). Neither tight upper bounds on time complexity nor the best increment sequence are known. </text:p>
        <text:p text:style-name="Text_20_body">Because shell sort is based on insertion sort, shell sort inherits insertion sort's adaptive properties. The adapation is not as dramatic because shell sort requires one pass through the data for each increment, but it is significant. For the increment sequence shown above, there are log<text:span text:style-name="T5">3</text:span>(n) increments, so the time complexity for nearly sorted data is O(n·log<text:span text:style-name="T5">3</text:span>(n)). </text:p>
        <text:p text:style-name="Text_20_body">Because of its low overhead, relatively simple implementation, adaptive properties, and sub-quadratic time complexity, shell sort may be a viable alternative to the O(n·lg(n)) sorting algorithms for some applications when the data to be sorted is not very large. </text:p>
      </text:section>
      <text:p text:style-name="Text_20_body"/>
      <text:h text:style-name="P6" text:outline-level="2"><text:span text:style-name="T4">Merge Sort</text:span></text:h>
      <text:h text:style-name="Heading_20_2" text:outline-level="2"><text:bookmark text:name="discussion3"/>Algorithm</text:h>
      <text:section text:style-name="Sect1" text:name="Section4">
        <text:p text:style-name="P1"># split in half</text:p>
        <text:p text:style-name="Preformatted_20_Text">m = n / 2</text:p>
        <text:p text:style-name="Preformatted_20_Text"/>
        <text:p text:style-name="P1"># recursive sorts</text:p>
        <text:p text:style-name="Preformatted_20_Text">sort a[1..m]</text:p>
        <text:p text:style-name="Preformatted_20_Text">sort a[m+1..n]</text:p>
        <text:p text:style-name="Preformatted_20_Text"/>
        <text:p text:style-name="P1"># merge sorted sub-arrays using temp array</text:p>
        <text:p text:style-name="Preformatted_20_Text">b = copy of a[1..m]</text:p>
        <text:p text:style-name="Preformatted_20_Text">i = 1, j = m+1, k = 1</text:p>
        <text:p text:style-name="Preformatted_20_Text">while i &lt;= m and j &lt;= n,</text:p>
        <text:p text:style-name="Preformatted_20_Text"><text:s text:c="4"/>a[k++] = (a[j] &lt; b[i]) ? a[j++] : b[i++]</text:p>
        <text:p text:style-name="Preformatted_20_Text"><text:s text:c="4"/>→ <text:span text:style-name="T1">invariant: a[1..k] in final position</text:span></text:p>
        <text:p text:style-name="Preformatted_20_Text">while i &lt;= m,</text:p>
        <text:p text:style-name="Preformatted_20_Text"><text:s text:c="4"/>a[k++] = b[i++]</text:p>
        <text:p text:style-name="P3"><text:s text:c="4"/>→ <text:span text:style-name="T1">invariant: a[1..k] in final position</text:span></text:p>
        <text:h text:style-name="Heading_20_2" text:outline-level="2">Properties</text:h>
        <text:list xml:id="list32504669" text:style-name="L6">
          <text:list-item>
            <text:p text:style-name="P23">Stable </text:p>
          </text:list-item>
          <text:list-item>
            <text:p text:style-name="P23">Θ(n) extra space for arrays (as shown) </text:p>
          </text:list-item>
          <text:list-item>
            <text:p text:style-name="P23">Θ(lg(n)) extra space for linked lists </text:p>
          </text:list-item>
          <text:list-item>
            <text:p text:style-name="P23">Θ(n·lg(n)) time </text:p>
          </text:list-item>
          <text:list-item>
            <text:p text:style-name="P23">Not adaptive </text:p>
          </text:list-item>
          <text:list-item>
            <text:p text:style-name="P13">Does not require random access to data </text:p>
          </text:list-item>
        </text:list>
        <text:h text:style-name="Heading_20_2" text:outline-level="2">Discussion</text:h>
        <text:p text:style-name="Text_20_body">Merge sort is very predictable. It makes between 0.5*lg(n) and lg(n) comparisons per element, and between lg(n) and 1.5*lg(n) swaps per element. The minima are achieved for already sorted data; the maxima are achieved, on average, for random data. If using Θ(n) extra space is of no concern, then merge sort is an excellent choice: It is simple to implement, and it is the only stable O(n·lg(n)) sorting algorithm. Note that when sorting linked lists, merge sort requires only Θ(lg(n)) extra space (for recursion). </text:p>
        <text:p text:style-name="Text_20_body">Merge sort is the algorithm of choice for a variety of situations: when stability is required, when sorting linked lists, and when random access is much more expensive than sequential access (for example, external sorting on tape). </text:p>
        <text:p text:style-name="Text_20_body">There do exist linear time <text:span text:style-name="T1">in-place</text:span> merge algorithms for the last step of the algorithm, but they are both expensive and complex. The complexity is justified for applications such as external sorting when Θ(n) extra space is not available. </text:p>
        <text:p text:style-name="Text_20_body"><text:span text:style-name="T4"/></text:p>
        <text:h text:style-name="P6" text:outline-level="2"><text:span text:style-name="T4">Heap Sort</text:span></text:h>
        <text:h text:style-name="Heading_20_2" text:outline-level="2"><text:bookmark text:name="discussion4"/>Algorithm</text:h>
        <text:section text:style-name="Sect1" text:name="Section5">
          <text:p text:style-name="P1"># heapify</text:p>
          <text:p text:style-name="Preformatted_20_Text">for i = n/2:1, sink(a,i,n)</text:p>
          <text:p text:style-name="Preformatted_20_Text">→ <text:span text:style-name="T1">invariant: a[1,n] in heap order</text:span></text:p>
          <text:p text:style-name="Preformatted_20_Text"/>
          <text:p text:style-name="P1"># sortdown</text:p>
          <text:p text:style-name="Preformatted_20_Text">for i = 1:n,</text:p>
          <text:p text:style-name="Preformatted_20_Text"><text:s text:c="4"/>swap a[1,n-i+1]</text:p>
          <text:p text:style-name="Preformatted_20_Text"><text:s text:c="4"/>sink(a,1,n-i)</text:p>
          <text:p text:style-name="Preformatted_20_Text"><text:s text:c="4"/>→ <text:span text:style-name="T1">invariant: a[n-i+1,n] in final position</text:span></text:p>
          <text:p text:style-name="Preformatted_20_Text">end</text:p>
          <text:p text:style-name="Preformatted_20_Text"/>
          <text:p text:style-name="P1"># sink from i in a[1..n]</text:p>
          <text:p text:style-name="Preformatted_20_Text">function sink(a,i,n):</text:p>
          <text:p text:style-name="Preformatted_20_Text"><text:s text:c="4"/><text:span text:style-name="T1"># {lc,rc,mc} = {left,right,max} child index</text:span></text:p>
          <text:p text:style-name="Preformatted_20_Text"><text:s text:c="4"/>lc = 2*i</text:p>
          <text:p text:style-name="Preformatted_20_Text"><text:s text:c="4"/>if lc &gt; n, return <text:span text:style-name="T1"># no children</text:span></text:p>
          <text:p text:style-name="Preformatted_20_Text"><text:s text:c="4"/>rc = lc + 1</text:p>
          <text:p text:style-name="Preformatted_20_Text"><text:s text:c="4"/>mc = (rc &gt; n) ? lc : (a[lc] &gt; a[rc]) ? lc : rc</text:p>
          <text:p text:style-name="Preformatted_20_Text"><text:s text:c="4"/>if a[i] &gt;= a[mc], return <text:span text:style-name="T1"># heap ordered</text:span></text:p>
          <text:p text:style-name="Preformatted_20_Text"><text:s text:c="4"/>swap a[i,mc]</text:p>
          <text:p text:style-name="P3"><text:s text:c="4"/>sink(a,mc,n)</text:p>
          <text:h text:style-name="Heading_20_2" text:outline-level="2">Properties</text:h>
          <text:list xml:id="list32497409" text:style-name="L7">
            <text:list-item>
              <text:p text:style-name="P24">Not stable </text:p>
            </text:list-item>
            <text:list-item>
              <text:p text:style-name="P24">O(1) extra space (see discussion) </text:p>
            </text:list-item>
            <text:list-item>
              <text:p text:style-name="P24">O(n·lg(n)) time </text:p>
            </text:list-item>
            <text:list-item>
              <text:p text:style-name="P14">Not really adaptive </text:p>
            </text:list-item>
          </text:list>
          <text:h text:style-name="Heading_20_2" text:outline-level="2">Discussion</text:h>
          <text:p text:style-name="Text_20_body">Heap sort is simple to implement, performs an O(n·lg(n)) in-place sort, but is not stable. </text:p>
          <text:p text:style-name="Text_20_body">The first loop, the Θ(n) "heapify" phase, puts the array into heap order. The second loop, the O(n·lg(n)) "sortdown" phase, repeatedly extracts the maximum and restores heap order. </text:p>
          <text:p text:style-name="Text_20_body">The sink function is written recursively for clarity. Thus, as shown, the code requires Θ(lg(n)) space for the recursive call stack. However, the tail recursion in sink() is easily converted to iteration, which yields the O(1) space bound. </text:p>
          <text:p text:style-name="Text_20_body">Both phases are slightly adaptive, though not in any particularly useful manner. In the nearly sorted case, the heapify phase destroys the original order. In the reversed case, the heapify phase is as fast as possible since the array starts in heap order, but then the sortdown phase is typical. In the few unique keys case, there is some speedup but not as much as in shell sort or 3-way quicksort. </text:p>
        </text:section>
        <text:h text:style-name="Heading_20_2" text:outline-level="2"><text:span text:style-name="T4"/></text:h>
        <text:h text:style-name="P6" text:outline-level="2"><text:span text:style-name="T4">Quick Sort</text:span></text:h>
        <text:h text:style-name="Heading_20_2" text:outline-level="2"><text:bookmark text:name="discussion5"/>Algorithm</text:h>
        <text:section text:style-name="Sect1" text:name="Section6">
          <text:p text:style-name="P1"># choose pivot</text:p>
          <text:p text:style-name="Preformatted_20_Text">swap a[1,rand(1,n)]</text:p>
          <text:p text:style-name="Preformatted_20_Text"/>
          <text:p text:style-name="P1"># 2-way partition</text:p>
          <text:p text:style-name="Preformatted_20_Text">k = 1</text:p>
          <text:p text:style-name="Preformatted_20_Text">for i = 2:n, if a[i] &lt; a[1], swap a[++k,i]</text:p>
          <text:p text:style-name="Preformatted_20_Text">swap a[1,k]</text:p>
          <text:p text:style-name="Preformatted_20_Text">→ <text:span text:style-name="T1">invariant: a[1..k-1] &lt; a[k] &lt;= a[k+1..n]</text:span></text:p>
          <text:p text:style-name="Preformatted_20_Text"/>
          <text:p text:style-name="P1"># recursive sorts</text:p>
          <text:p text:style-name="Preformatted_20_Text">sort a[1..k-1]</text:p>
          <text:p text:style-name="P3">sort a[k+1,n]</text:p>
          <text:h text:style-name="Heading_20_2" text:outline-level="2">Properties</text:h>
          <text:list xml:id="list32522803" text:style-name="L8">
            <text:list-item>
              <text:p text:style-name="P25">Not stable </text:p>
            </text:list-item>
            <text:list-item>
              <text:p text:style-name="P25">O(lg(n)) extra space (see discussion) </text:p>
            </text:list-item>
            <text:list-item>
              <text:p text:style-name="P25">O(n<text:span text:style-name="T2">2</text:span>) time, but typically O(n·lg(n)) time </text:p>
            </text:list-item>
            <text:list-item>
              <text:p text:style-name="P15">Not adaptive </text:p>
            </text:list-item>
          </text:list>
          <text:h text:style-name="Heading_20_2" text:outline-level="2">Discussion</text:h>
          <text:p text:style-name="Text_20_body">When carefully implemented, quick sort is robust and has low overhead. When a stable sort is not needed, quick sort is an excellent general-purpose sort -- although the 3-way partitioning version should always be used instead. </text:p>
          <text:p text:style-name="Text_20_body">The 2-way partitioning code shown above is written for clarity rather than optimal performance; it exhibits poor locality, and, critically, exhibits O(n<text:span text:style-name="T2">2</text:span>) time when there are few unique keys. A more efficient and robust 2-way partitioning method is given in <text:a xlink:type="simple" xlink:href="http://www.sorting-algorithms.com/static/QuicksortIsOptimal.pdf" office:target-frame-name="_blank" xlink:show="new">Quicksort is Optimal</text:a> by Robert Sedgewick and Jon Bentley. The robust partitioning produces balanced recursion when there are many values equal to the pivot, yielding probabilistic guarantees of O(n·lg(n)) time and O(lg(n)) space for all inputs. </text:p>
          <text:p text:style-name="Text_20_body">With both sub-sorts performed recursively, quick sort requires O(n) extra space for the recursion stack in the worst case when recursion is not balanced. This is exceedingly unlikely to occur, but it can be avoided by sorting the <text:span text:style-name="T1">smaller</text:span> sub-array recursively first; the second sub-array sort is a tail recursive call, which may be done with iteration instead. With this optimization, the algorithm uses O(lg(n)) extra space in the worst case. </text:p>
        </text:section>
        <text:p text:style-name="Text_20_body"><text:span text:style-name="T4"/></text:p>
        <text:h text:style-name="P6" text:outline-level="2"><text:span text:style-name="T4">Quick3 Sort</text:span></text:h>
        <text:h text:style-name="P5" text:outline-level="2">Algorithm</text:h>
        <text:p text:style-name="P2"><text:span text:style-name="T6"># choose pivot</text:span></text:p>
        <text:p text:style-name="Preformatted_20_Text">swap a[n,rand(1,n)]</text:p>
        <text:p text:style-name="Preformatted_20_Text"/>
        <text:p text:style-name="P1"># 3-way partition</text:p>
        <text:p text:style-name="Preformatted_20_Text">i = 1, k = 1, p = n</text:p>
        <text:p text:style-name="Preformatted_20_Text">while i &lt; p,</text:p>
        <text:p text:style-name="Preformatted_20_Text"><text:s text:c="2"/>if a[i] &lt; a[n], swap a[i++,k++]</text:p>
        <text:p text:style-name="Preformatted_20_Text"><text:s text:c="2"/>else if a[i] == a[n], swap a[i,--p]</text:p>
        <text:p text:style-name="Preformatted_20_Text"><text:s text:c="2"/>else i++</text:p>
        <text:p text:style-name="Preformatted_20_Text">end</text:p>
        <text:p text:style-name="Preformatted_20_Text">→ <text:span text:style-name="T1">invariant: a[p..n] all equal</text:span></text:p>
        <text:p text:style-name="Preformatted_20_Text">→ <text:span text:style-name="T1">invariant: a[1..k-1] &lt; a[p..n] &lt; a[k..p-1]</text:span></text:p>
        <text:p text:style-name="Preformatted_20_Text"/>
        <text:p text:style-name="P1"># move pivots to center</text:p>
        <text:p text:style-name="Preformatted_20_Text">m = min(p-k,n-p+1)</text:p>
        <text:p text:style-name="Preformatted_20_Text">swap a[k..k+m-1,n-m+1..n]</text:p>
        <text:p text:style-name="Preformatted_20_Text"/>
        <text:p text:style-name="P1"># recursive sorts</text:p>
        <text:p text:style-name="Preformatted_20_Text">sort a[1..k-1]</text:p>
        <text:p text:style-name="P3">sort a[n-p+k+1,n]</text:p>
        <text:h text:style-name="Heading_20_2" text:outline-level="2">Properties</text:h>
        <text:list xml:id="list32541796" text:style-name="L9">
          <text:list-item>
            <text:p text:style-name="P26">Not stable </text:p>
          </text:list-item>
          <text:list-item>
            <text:p text:style-name="P26">O(lg(n)) extra space </text:p>
          </text:list-item>
          <text:list-item>
            <text:p text:style-name="P26">O(n<text:span text:style-name="T2">2</text:span>) time, but typically O(n·lg(n)) time </text:p>
          </text:list-item>
          <text:list-item>
            <text:p text:style-name="P16">Adaptive: O(n) time when O(1) unique keys </text:p>
          </text:list-item>
        </text:list>
        <text:h text:style-name="Heading_20_2" text:outline-level="2">Discussion</text:h>
        <text:p text:style-name="Text_20_body">The 3-way partition variation of quick sort has slightly higher overhead compared to the standard 2-way partition version. Both have the same best, typical, and worst case time bounds, but this version is highly adaptive in the very common case of sorting with few unique keys. </text:p>
        <text:p text:style-name="Text_20_body">When stability is not required, 3-way partition quick sort is the general purpose sorting algorithm of choice. </text:p>
        <text:p text:style-name="Text_20_body">The 3-way partitioning code shown above is written for clarity rather than optimal performance; it exhibits poor locality, and performs more swaps than necessary. A more efficient but more elaborate 3-way partitioning method is given in <text:a xlink:type="simple" xlink:href="http://www.sorting-algorithms.com/static/QuicksortIsOptimal.pdf" office:target-frame-name="_blank" xlink:show="new">Quicksort is Optimal</text:a> by Robert Sedgewick and Jon Bentley. </text:p>
        <text:p text:style-name="Text_20_body"><text:span text:style-name="T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ce Ferris</meta:initial-creator>
    <meta:creation-date>2011-09-16T12:27:46.80</meta:creation-date>
    <meta:printed-by>Bruce Ferris</meta:printed-by>
    <meta:print-date>2011-09-16T12:55:34.91</meta:print-date>
    <dc:date>2011-09-16T13:04:02.21</dc:date>
    <dc:creator>Bruce Ferris</dc:creator>
    <meta:editing-duration>PT20M14S</meta:editing-duration>
    <meta:editing-cycles>2</meta:editing-cycles>
    <meta:generator>OpenOffice.org/3.3$Win32 OpenOffice.org_project/330m20$Build-9567</meta:generator>
    <meta:document-statistic meta:table-count="0" meta:image-count="0" meta:object-count="0" meta:page-count="9" meta:paragraph-count="188" meta:word-count="1577" meta:character-count="9217"/>
  </office:meta>
</office:document-meta>
</file>